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OBERT CARRASC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MPIRE CAYRA, FELICIANO FAUST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MPIRE CAYRA, FELICIANO FA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6421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22:29:5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